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55E1C598.jpg" manifest:media-type="image/jpeg"/>
  <manifest:file-entry manifest:full-path="Pictures/1000000000000400000003002E82D6ED.jpg" manifest:media-type="image/jpeg"/>
  <manifest:file-entry manifest:full-path="Pictures/100000000000040000000300B794FA2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Verdana" svg:font-family="Verdana" style:font-family-generic="swiss" style:font-pitch="variable"/>
    <style:font-face style:name="굴림" svg:font-family="굴림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e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middle" draw:auto-grow-height="false" draw:auto-grow-width="false" fo:min-height="1.652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draw:auto-grow-height="false" draw:auto-grow-width="false" fo:min-height="1.652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1.948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8.866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1.736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6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notes">
      <style:graphic-properties draw:fill-color="#ffffff" fo:min-height="11.4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text-align="start" fo:text-indent="0cm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margin-top="0.282cm" fo:margin-bottom="0cm" fo:line-height="80%" fo:text-indent="0cm"/>
      <style:text-properties fo:font-size="24pt" style:font-size-asian="24pt" style:font-size-complex="24pt"/>
    </style:style>
    <style:style style:name="P6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7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9" style:family="paragraph">
      <style:paragraph-properties fo:margin-left="0cm" fo:margin-right="0cm" fo:margin-top="0.282cm" fo:margin-bottom="0cm" fo:line-height="80%" fo:text-indent="0cm"/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paragraph-properties fo:margin-left="0.952cm" fo:margin-right="0cm" fo:margin-top="0.282cm" fo:margin-bottom="0cm" fo:text-indent="-0.952cm"/>
    </style:style>
    <style:style style:name="P12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ffffff" fo:font-size="24pt" fo:language="en" fo:country="US" style:font-size-asian="24pt" style:font-size-complex="24pt"/>
    </style:style>
    <style:style style:name="T2" style:family="text">
      <style:text-properties fo:color="#ffffff" fo:font-size="18pt" fo:language="ro" fo:country="RO" style:font-size-asian="18pt" style:font-size-complex="18pt"/>
    </style:style>
    <style:style style:name="T3" style:family="text">
      <style:text-properties fo:color="#ffffff" fo:font-size="18pt" fo:language="hu" fo:country="HU" style:font-size-asian="18pt" style:font-size-complex="18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24pt" fo:language="nb" fo:country="NO" fo:font-weight="bold" style:font-size-asian="24pt" style:font-weight-asian="bold" style:font-size-complex="24pt" style:font-weight-complex="bold"/>
    </style:style>
    <style:style style:name="T6" style:family="text">
      <style:text-properties fo:font-size="32pt" fo:language="nb" fo:country="NO" style:font-size-asian="32pt" style:font-size-complex="32pt"/>
    </style:style>
    <style:style style:name="T7" style:family="text">
      <style:text-properties fo:font-size="24pt" fo:language="nb" fo:country="NO" style:font-size-asian="24pt" style:font-size-complex="24pt"/>
    </style:style>
    <style:style style:name="T8" style:family="text">
      <style:text-properties fo:font-size="26pt" fo:language="nb" fo:country="NO" style:font-size-asian="26pt" style:font-size-complex="26pt"/>
    </style:style>
    <style:style style:name="T9" style:family="text">
      <style:text-properties fo:font-size="20pt" fo:language="nb" fo:country="NO" fo:font-weight="bold" style:font-size-asian="20pt" style:font-weight-asian="bold" style:font-size-complex="20pt" style:font-weight-complex="bold"/>
    </style:style>
    <style:style style:name="T10" style:family="text">
      <style:text-properties fo:language="nb" fo:country="NO"/>
    </style:style>
    <style:style style:name="T11" style:family="text">
      <style:text-properties fo:font-size="40pt" fo:language="en" fo:country="US" style:font-size-asian="40pt" style:font-size-complex="40pt"/>
    </style:style>
    <style:style style:name="T12" style:family="text">
      <style:text-properties style:font-name="Verdana" fo:font-size="24pt" fo:language="en" fo:country="US" style:font-name-asian="굴림" style:font-size-asian="24pt" style:font-name-complex="굴림" style:font-size-complex="24pt"/>
    </style:style>
    <style:style style:name="T13" style:family="text">
      <style:text-properties fo:language="ro" fo:country="RO"/>
    </style:style>
    <style:style style:name="T14" style:family="text">
      <style:text-properties fo:color="#3366ff" fo:font-size="24pt" fo:language="ro" fo:country="RO" style:font-size-asian="24pt" style:font-size-complex="2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L3">
      <text:list-level-style-number text:level="1" style:num-format="">
        <style:list-level-properties/>
        <style:text-properties fo:color="#4d4d4d" fo:font-size="100%"/>
      </text:list-level-style-number>
    </text:list-style>
    <text:list-style style:name="L4">
      <text:list-level-style-bullet text:level="1" text:bullet-char="•">
        <style:list-level-properties text:min-label-width="0.952cm"/>
        <style:text-properties style:font-name="Microsoft Sans Serif" fo:color="#4d4d4d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Microsoft Sans Serif" fo:color="#4d4d4d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Microsoft Sans Serif" fo:color="#4d4d4d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Microsoft Sans Serif" fo:color="#4d4d4d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Microsoft Sans Serif" fo:color="#4d4d4d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Microsoft Sans Serif" fo:color="#4d4d4d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Microsoft Sans Serif" fo:color="#4d4d4d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Microsoft Sans Serif" fo:color="#4d4d4d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Microsoft Sans Serif" fo:color="#4d4d4d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Microsoft Sans Serif" fo:color="#4d4d4d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  3D Software Visualization Tool for Enhanced Code Comprehension 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21.844cm" svg:height="3.429cm" svg:x="1.27cm" svg:y="10.795cm" presentation:class="title" presentation:user-transformed="true">
          <draw:text-box>
            <text:p text:style-name="P1"><text:span text:style-name="T1"><text:line-break/></text:span><text:span text:style-name="T1">Analysis and Design of a Peer-To-Peer</text:span><text:span text:style-name="T1"><text:line-break/></text:span><text:span text:style-name="T1">Music Streaming Service</text:span><text:span text:style-name="T1"><text:line-break/></text:span><text:span text:style-name="T1"/></text:p>
          </draw:text-box>
        </draw:frame>
        <draw:frame presentation:style-name="pr2" draw:text-style-name="P2" draw:layer="layout" svg:width="12.911cm" svg:height="1.905cm" svg:x="1.524cm" svg:y="14.732cm" presentation:class="subtitle" presentation:user-transformed="true">
          <draw:text-box>
            <text:list text:style-name="L1">
              <text:list-header>
                <text:p text:style-name="P3"><text:span text:style-name="T2">Ba</text:span><text:span text:style-name="T3">lázs Béla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2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" presentation:class="page"/>
          <draw:frame presentation:style-name="pr3" draw:text-style-name="P2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Main modules" draw:style-name="dp3" draw:master-page-name="Default" presentation:use-date-time-name="dtd1">
        <draw:frame presentation:style-name="pr4" draw:text-style-name="P2" draw:layer="layout" svg:width="19.685cm" svg:height="2.201cm" svg:x="3.556cm" svg:y="4.403cm" presentation:class="title" presentation:user-transformed="true">
          <draw:text-box>
            <text:list text:style-name="L3">
              <text:list-header>
                <text:p text:style-name="P1"><text:span text:style-name="T5">Goals</text:span><text:span text:style-name="T5"><text:line-break/></text:span><text:span text:style-name="T5"/></text:p>
              </text:list-header>
            </text:list>
          </draw:text-box>
        </draw:frame>
        <draw:frame presentation:style-name="pr5" draw:text-style-name="P6" draw:layer="layout" svg:width="21.21cm" svg:height="9.144cm" svg:x="2.158cm" svg:y="6.604cm" presentation:class="outline" presentation:user-transformed="true">
          <draw:text-box>
            <text:list text:style-name="L4">
              <text:list-header>
                <text:p text:style-name="P5"><text:span text:style-name="T6">Implement a decentralized system that leverages a user's social connections and turns it into a trusted friend-to-friend private peer-to-peer network in which users can stream music from their friends.</text:span></text:p>
                <text:p text:style-name="P5"><text:span text:style-name="T7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2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" presentation:class="page"/>
          <draw:frame presentation:style-name="pr6" draw:text-style-name="P2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page3" draw:style-name="dp3" draw:master-page-name="Default" presentation:use-date-time-name="dtd1">
        <draw:frame presentation:style-name="pr4" draw:text-style-name="P2" draw:layer="layout" svg:width="19.685cm" svg:height="2.201cm" svg:x="3.556cm" svg:y="4.403cm" presentation:class="title" presentation:user-transformed="true">
          <draw:text-box>
            <text:list text:style-name="L3">
              <text:list-header>
                <text:p text:style-name="P1"><text:span text:style-name="T5">Features</text:span></text:p>
              </text:list-header>
            </text:list>
          </draw:text-box>
        </draw:frame>
        <draw:frame presentation:style-name="pr5" draw:text-style-name="P6" draw:layer="layout" svg:width="21.21cm" svg:height="9.144cm" svg:x="2.158cm" svg:y="6.604cm" presentation:class="outline" presentation:user-transformed="true">
          <draw:text-box>
            <text:list text:style-name="L4">
              <text:list-item>
                <text:p text:style-name="P5"><text:span text:style-name="T8">Search the collections of all our friends for keywords</text:span></text:p>
              </text:list-item>
              <text:list-item>
                <text:p text:style-name="P5"><text:span text:style-name="T8">Browse the collections of a specific friend</text:span></text:p>
              </text:list-item>
              <text:list-item>
                <text:p text:style-name="P5"><text:span text:style-name="T8">Forward queries to friends of friends</text:span></text:p>
              </text:list-item>
              <text:list-item>
                <text:p text:style-name="P5"><text:span text:style-name="T8">Reduces latency to acceptable levels</text:span></text:p>
                <text:p text:style-name="P5"><text:span text:style-name="T6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2" draw:text-style-name="P8" draw:layer="Layout" svg:width="8.255cm" svg:height="1.27cm" svg:x="10.791cm" svg:y="24.126cm">
            <text:list text:style-name="L2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9.685cm" svg:height="2.201cm" svg:x="3.556cm" svg:y="4.403cm" presentation:class="title" presentation:user-transformed="true">
          <draw:text-box>
            <text:list text:style-name="L3">
              <text:list-header>
                <text:p text:style-name="P1"><text:span text:style-name="T5">Benefits</text:span></text:p>
              </text:list-header>
            </text:list>
          </draw:text-box>
        </draw:frame>
        <draw:frame presentation:style-name="pr5" draw:text-style-name="P6" draw:layer="layout" svg:width="21.21cm" svg:height="9.144cm" svg:x="2.158cm" svg:y="6.604cm" presentation:class="outline" presentation:user-transformed="true">
          <draw:text-box>
            <text:list text:style-name="L4">
              <text:list-item>
                <text:p text:style-name="P5"><text:span text:style-name="T9">A user's friends tend to live in the same geographical area and have comparable internet speeds</text:span></text:p>
              </text:list-item>
              <text:list-item>
                <text:p text:style-name="P5"><text:span text:style-name="T9">Localized content, provides a platform for local bands to promote their material</text:span></text:p>
              </text:list-item>
              <text:list-item>
                <text:p text:style-name="P5"><text:span text:style-name="T9">Search works both ways, we not only search for songs, we also search for people from our extended social circles who have similar interests.</text:span></text:p>
              </text:list-item>
              <text:list-item>
                <text:p text:style-name="P5"><text:span text:style-name="T9">Same area, same laws</text:span></text:p>
              </text:list-item>
              <text:list-item>
                <text:p text:style-name="P5"><text:span text:style-name="T9">Transparency, people know who they are streaming from and the entire network is based on trust.</text:span></text:p>
              </text:list-item>
              <text:list-item>
                <text:p text:style-name="P5"><text:span text:style-name="T9">Since there is no anonimity, users have to take responsability for the content they share</text:span></text:p>
                <text:p text:style-name="P5"><text:span text:style-name="T8"/></text:p>
                <text:p text:style-name="P5"><text:span text:style-name="T6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2" draw:text-style-name="P2" draw:layer="Layout" svg:width="8.255cm" svg:height="1.27cm" svg:x="10.791cm" svg:y="24.126cm">
            <text:list text:style-name="L2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4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3" draw:master-page-name="Default" presentation:use-date-time-name="dtd1">
        <draw:frame presentation:style-name="pr4" draw:text-style-name="P2" draw:layer="layout" svg:width="19.685cm" svg:height="2.201cm" svg:x="3.556cm" svg:y="4.403cm" presentation:class="title" presentation:user-transformed="true">
          <draw:text-box>
            <text:list text:style-name="L3">
              <text:list-header>
                <text:p text:style-name="P1"><text:span text:style-name="T5">Challenges</text:span></text:p>
              </text:list-header>
            </text:list>
          </draw:text-box>
        </draw:frame>
        <draw:frame presentation:style-name="pr5" draw:text-style-name="P6" draw:layer="layout" svg:width="21.21cm" svg:height="9.144cm" svg:x="2.032cm" svg:y="6.604cm" presentation:class="outline" presentation:user-transformed="true">
          <draw:text-box>
            <text:list text:style-name="L4">
              <text:list-item>
                <text:p text:style-name="P5"><text:span text:style-name="T8">Session initiation and peer discovery</text:span></text:p>
              </text:list-item>
              <text:list-item>
                <text:p text:style-name="P5"><text:span text:style-name="T8">Reliable identity management</text:span></text:p>
              </text:list-item>
              <text:list-item>
                <text:p text:style-name="P5"><text:span text:style-name="T8">Scalability of the friend-to-friend network (after the discovery phase)</text:span></text:p>
              </text:list-item>
              <text:list-item>
                <text:p text:style-name="P5"><text:span text:style-name="T8">Minimizing latency during streaming</text:span></text:p>
                <text:p text:style-name="P5"><text:span text:style-name="T8"/></text:p>
                <text:p text:style-name="P5"><text:span text:style-name="T6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2" draw:text-style-name="P2" draw:layer="Layout" svg:width="8.255cm" svg:height="1.27cm" svg:x="10.791cm" svg:y="24.126cm">
            <text:list text:style-name="L2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5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3" draw:master-page-name="Default" presentation:use-date-time-name="dtd1">
        <draw:frame presentation:style-name="pr4" draw:text-style-name="P2" draw:layer="layout" svg:width="19.685cm" svg:height="2.201cm" svg:x="3.386cm" svg:y="5.061cm" presentation:class="title" presentation:user-transformed="true">
          <draw:text-box>
            <text:list text:style-name="L3">
              <text:list-header>
                <text:p text:style-name="P1"><text:span text:style-name="T5">Solutions</text:span></text:p>
              </text:list-header>
            </text:list>
          </draw:text-box>
        </draw:frame>
        <draw:frame presentation:style-name="pr5" draw:text-style-name="P2" draw:layer="layout" svg:width="18.627cm" svg:height="9.119cm" svg:x="2.794cm" svg:y="7.391cm" presentation:class="outline" presentation:user-transformed="true">
          <draw:text-box>
            <text:list text:style-name="L4">
              <text:list-item>
                <text:p text:style-name="P9"><text:span text:style-name="T10">Peer discovery through the largest available Distributed Hash Table, BitTorrent DHT network.</text:span></text:p>
              </text:list-item>
              <text:list-item>
                <text:p text:style-name="P9"><text:span text:style-name="T10">Using Facebook as an identity provider and as a social graph source</text:span></text:p>
              </text:list-item>
              <text:list-item>
                <text:p text:style-name="P9"><text:span text:style-name="T10">Implementing a simple querying system within the p2p network, via flooding with a pre-defined TTL</text:span></text:p>
              </text:list-item>
              <text:list-item>
                <text:p text:style-name="P9"><text:span text:style-name="T10">Streaming from the best suitable provider, using one of the best audio backends available, Phonon VLC.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2" draw:text-style-name="P2" draw:layer="Layout" svg:width="8.255cm" svg:height="1.27cm" svg:x="10.791cm" svg:y="24.126cm">
            <text:list text:style-name="L2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6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Main features" draw:style-name="dp4" draw:master-page-name="Default" presentation:use-date-time-name="dtd1">
        <draw:frame presentation:style-name="pr7" draw:text-style-name="P2" draw:layer="layout" svg:width="19.262cm" svg:height="1.989cm" svg:x="5.503cm" svg:y="0.634cm" presentation:class="title" presentation:user-transformed="true">
          <draw:text-box>
            <text:list text:style-name="L3">
              <text:list-header>
                <text:p text:style-name="P1"><text:span text:style-name="T11">Future plans</text:span></text:p>
              </text:list-header>
            </text:list>
          </draw:text-box>
        </draw:frame>
        <draw:frame presentation:style-name="pr8" draw:text-style-name="P2" draw:layer="layout" svg:width="19.262cm" svg:height="11.853cm" svg:x="5.503cm" svg:y="4.021cm" presentation:class="outline" presentation:user-transformed="true">
          <draw:text-box>
            <text:list text:style-name="L4">
              <text:list-item>
                <text:p text:style-name="P10"><text:span text:style-name="T12">Implement cryptography module in order to securely authentify discovered peers</text:span></text:p>
              </text:list-item>
              <text:list-item>
                <text:p text:style-name="P10"><text:span text:style-name="T12">Cache songs and serve them to other nodes</text:span></text:p>
              </text:list-item>
              <text:list-item>
                <text:p text:style-name="P10"><text:span text:style-name="T12">Chat and maybe IRC like chat-rooms</text:span></text:p>
              </text:list-item>
              <text:list-item>
                <text:p text:style-name="P10"><text:span text:style-name="T12">CRC integrity check</text:span></text:p>
              </text:list-item>
              <text:list-item>
                <text:p text:style-name="P10"><text:span text:style-name="T12">Lyrics and album art retrieval</text:span></text:p>
              </text:list-item>
              <text:list-item>
                <text:p text:style-name="P10"><text:span text:style-name="T12">Mobile version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2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7" presentation:class="page"/>
          <draw:frame presentation:style-name="pr6" draw:text-style-name="P2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Default" presentation:use-date-time-name="dtd1">
        <draw:frame presentation:style-name="pr8" draw:text-style-name="P2" draw:layer="layout" svg:width="20.32cm" svg:height="11.853cm" svg:x="2.752cm" svg:y="6.984cm" presentation:class="outline" presentation:user-transformed="true">
          <draw:text-box>
            <text:list text:style-name="L3">
              <text:list-header>
                <text:p text:style-name="P11"><text:span text:style-name="T13"/></text:p>
                <text:p text:style-name="P11"><text:span text:style-name="T13"/></text:p>
              </text:list-header>
              <text:list-item>
                <text:p text:style-name="P11"><text:span text:style-name="T13">Source code</text:span></text:p>
              </text:list-item>
            </text:list>
            <text:p text:style-name="P12"><text:span text:style-name="T14">https://github.com/balazsbela/streamphony</text:span></text:p>
            <text:list text:continue-numbering="true" text:style-name="L3">
              <text:list-header>
                <text:p text:style-name="P11"><text:span text:style-name="T13"/></text:p>
              </text:list-header>
            </text:list>
          </draw:text-box>
        </draw:frame>
        <presentation:notes draw:style-name="dp5">
          <draw:page-thumbnail draw:style-name="gr3" draw:layer="layout" svg:width="12.7cm" svg:height="9.525cm" svg:x="3.175cm" svg:y="1.904cm" draw:page-number="8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Verdana" svg:font-family="Verdana" style:font-family-generic="swiss" style:font-pitch="variable"/>
    <style:font-face style:name="굴림" svg:font-family="굴림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fill-image draw:name="Bitmape_20_1" draw:display-name="Bitmape 1" xlink:href="Pictures/100000000000040000000300B794FA28.jpg" xlink:type="simple" xlink:show="embed" xlink:actuate="onLoad"/>
    <draw:fill-image draw:name="Bitmape_20_2" draw:display-name="Bitmape 2" xlink:href="Pictures/1000000000000400000003002E82D6ED.jpg" xlink:type="simple" xlink:show="embed" xlink:actuate="onLoad"/>
    <draw:fill-image draw:name="Bitmape_20_3" draw:display-name="Bitmape 3" xlink:href="Pictures/10000000000004000000030055E1C59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d4d4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d4d4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d4d4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d4d4d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Microsoft Sans Serif" fo:color="#4d4d4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Microsoft Sans Serif" fo:color="#4d4d4d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Microsoft Sans Serif" fo:color="#4d4d4d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Microsoft Sans Serif" fo:color="#4d4d4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4d4d4d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Microsoft Sans Serif" fo:color="#4d4d4d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Microsoft Sans Serif" fo:color="#4d4d4d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Microsoft Sans Serif" fo:color="#4d4d4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d4d4d" style:text-line-through-style="none" style:text-line-through-type="none" style:text-position="0% 100%" style:font-name="Microsoft Sans Serif" fo:font-family="'Microsoft Sans Serif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Microsoft Sans Serif" fo:font-family="'Microsoft Sans Serif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d4d4d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d4d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d4d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d4d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d4d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d4d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–">
            <style:list-level-properties text:space-before="1.27cm"/>
            <style:text-properties style:font-name="Microsoft Sans Serif" fo:color="#4d4d4d" fo:font-size="100%"/>
          </text:list-level-style-bullet>
          <text:list-level-style-bullet text:level="3" text:bullet-char="•">
            <style:list-level-properties text:space-before="2.54cm"/>
            <style:text-properties style:font-name="Microsoft Sans Serif" fo:color="#4d4d4d" fo:font-size="100%"/>
          </text:list-level-style-bullet>
          <text:list-level-style-bullet text:level="4" text:bullet-char="–">
            <style:list-level-properties text:space-before="3.81cm"/>
            <style:text-properties style:font-name="Microsoft Sans Serif" fo:color="#4d4d4d" fo:font-size="100%"/>
          </text:list-level-style-bullet>
          <text:list-level-style-bullet text:level="5" text:bullet-char="»">
            <style:list-level-properties text:space-before="5.08cm"/>
            <style:text-properties style:font-name="Microsoft Sans Serif" fo:color="#4d4d4d" fo:font-size="100%"/>
          </text:list-level-style-bullet>
          <text:list-level-style-bullet text:level="6" text:bullet-char="»">
            <style:list-level-properties text:space-before="5.08cm"/>
            <style:text-properties style:font-name="Microsoft Sans Serif" fo:color="#4d4d4d" fo:font-size="100%"/>
          </text:list-level-style-bullet>
          <text:list-level-style-bullet text:level="7" text:bullet-char="»">
            <style:list-level-properties text:space-before="5.08cm"/>
            <style:text-properties style:font-name="Microsoft Sans Serif" fo:color="#4d4d4d" fo:font-size="100%"/>
          </text:list-level-style-bullet>
          <text:list-level-style-bullet text:level="8" text:bullet-char="»">
            <style:list-level-properties text:space-before="5.08cm"/>
            <style:text-properties style:font-name="Microsoft Sans Serif" fo:color="#4d4d4d" fo:font-size="100%"/>
          </text:list-level-style-bullet>
          <text:list-level-style-bullet text:level="9" text:bullet-char="»">
            <style:list-level-properties text:space-before="5.08cm"/>
            <style:text-properties style:font-name="Microsoft Sans Serif" fo:color="#4d4d4d" fo:font-size="100%"/>
          </text:list-level-style-bullet>
          <text:list-level-style-bullet text:level="10" text:bullet-char="»">
            <style:list-level-properties text:space-before="5.08cm"/>
            <style:text-properties style:font-name="Microsoft Sans Serif" fo:color="#4d4d4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d4d4d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4d4d4d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d4d4d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Microsoft Sans Serif" fo:color="#4d4d4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Microsoft Sans Serif" fo:color="#4d4d4d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Microsoft Sans Serif" fo:color="#4d4d4d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Microsoft Sans Serif" fo:color="#4d4d4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4d4d4d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Microsoft Sans Serif" fo:color="#4d4d4d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Microsoft Sans Serif" fo:color="#4d4d4d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Microsoft Sans Serif" fo:color="#4d4d4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Microsoft Sans Serif" fo:color="#4d4d4d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d4d4d" style:text-line-through-style="none" style:text-line-through-type="none" style:text-position="0% 100%" style:font-name="Microsoft Sans Serif" fo:font-family="'Microsoft Sans Serif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Microsoft Sans Serif" fo:font-family="'Microsoft Sans Serif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d4d4d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d4d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d4d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d4d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d4d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d4d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–">
            <style:list-level-properties text:space-before="1.27cm"/>
            <style:text-properties style:font-name="Microsoft Sans Serif" fo:color="#4d4d4d" fo:font-size="100%"/>
          </text:list-level-style-bullet>
          <text:list-level-style-bullet text:level="3" text:bullet-char="•">
            <style:list-level-properties text:space-before="2.54cm"/>
            <style:text-properties style:font-name="Microsoft Sans Serif" fo:color="#4d4d4d" fo:font-size="100%"/>
          </text:list-level-style-bullet>
          <text:list-level-style-bullet text:level="4" text:bullet-char="–">
            <style:list-level-properties text:space-before="3.81cm"/>
            <style:text-properties style:font-name="Microsoft Sans Serif" fo:color="#4d4d4d" fo:font-size="100%"/>
          </text:list-level-style-bullet>
          <text:list-level-style-bullet text:level="5" text:bullet-char="»">
            <style:list-level-properties text:space-before="5.08cm"/>
            <style:text-properties style:font-name="Microsoft Sans Serif" fo:color="#4d4d4d" fo:font-size="100%"/>
          </text:list-level-style-bullet>
          <text:list-level-style-bullet text:level="6" text:bullet-char="»">
            <style:list-level-properties text:space-before="5.08cm"/>
            <style:text-properties style:font-name="Microsoft Sans Serif" fo:color="#4d4d4d" fo:font-size="100%"/>
          </text:list-level-style-bullet>
          <text:list-level-style-bullet text:level="7" text:bullet-char="»">
            <style:list-level-properties text:space-before="5.08cm"/>
            <style:text-properties style:font-name="Microsoft Sans Serif" fo:color="#4d4d4d" fo:font-size="100%"/>
          </text:list-level-style-bullet>
          <text:list-level-style-bullet text:level="8" text:bullet-char="»">
            <style:list-level-properties text:space-before="5.08cm"/>
            <style:text-properties style:font-name="Microsoft Sans Serif" fo:color="#4d4d4d" fo:font-size="100%"/>
          </text:list-level-style-bullet>
          <text:list-level-style-bullet text:level="9" text:bullet-char="»">
            <style:list-level-properties text:space-before="5.08cm"/>
            <style:text-properties style:font-name="Microsoft Sans Serif" fo:color="#4d4d4d" fo:font-size="100%"/>
          </text:list-level-style-bullet>
          <text:list-level-style-bullet text:level="10" text:bullet-char="»">
            <style:list-level-properties text:space-before="5.08cm"/>
            <style:text-properties style:font-name="Microsoft Sans Serif" fo:color="#4d4d4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d4d4d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4d4d4d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d4d4d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/>
    </style:style>
    <style:style style:name="MT1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32cm" svg:height="1.989cm" svg:x="2.752cm" svg:y="4.867cm" presentation:class="title" presentation:placeholder="true">
        <draw:text-box/>
      </draw:frame>
      <draw:frame presentation:style-name="Default-outline1" draw:layer="backgroundobjects" svg:width="20.32cm" svg:height="11.853cm" svg:x="2.752cm" svg:y="6.984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cm" svg:x="-0.001cm" svg:y="0cm" presentation:class="head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4" draw:layer="backgroundobjects" svg:width="8.255cm" svg:height="1.27cm" svg:x="-0.001cm" svg:y="24.126cm" presentation:class="foot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7" draw:text-style-name="MP5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0.32cm" svg:height="1.989cm" svg:x="2.752cm" svg:y="4.867cm" presentation:class="title" presentation:placeholder="true">
        <draw:text-box/>
      </draw:frame>
      <draw:frame presentation:style-name="Title1-outline1" draw:layer="backgroundobjects" svg:width="20.32cm" svg:height="11.853cm" svg:x="2.752cm" svg:y="6.984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" draw:text-style-name="MP4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5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4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" draw:text-style-name="MP5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3D Software Visualization Tool for Enhanced Code Comprehension</dc:title>
    <meta:initial-creator>balazsbela</meta:initial-creator>
    <meta:creation-date>2012-06-20T13:45:01</meta:creation-date>
    <dc:date>2014-06-30T19:13:32.016006471</dc:date>
    <meta:editing-cycles>62</meta:editing-cycles>
    <meta:editing-duration>PT8H24M2S</meta:editing-duration>
    <meta:generator>LibreOffice/4.2.5.2$Linux_X86_64 LibreOffice_project/420m0$Build-2</meta:generator>
    <meta:document-statistic meta:object-count="66"/>
  </office:meta>
</office:document-meta>
</file>